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fecycleHelper.dispose( final Objec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fecycleHelper.setupComponent( Object component , boolean initializeAnd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fecycleHelper.decommission( final Objec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fecycleHelper.setupComponent( final Object component , final Log logger , final Context context , final ServiceManager manager , final Configuration configuration , final boolean initializeAndStar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ifecycleHelper.setupComponent( final Object component , final Log logger , final Context context , final ServiceManager serviceManager ,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fecycleHelper.setupComponent( final Object component , final Logger logger , final Context context , final ServiceManager serviceManager ,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fecycleHelper.LifecycleHelper( final Logger logger , final Context context , final ServiceManager serviceManager ,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fecycleHelper.setupComponent(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Helper.setupComponent( final Object component , final Logger logger , final Context context , final ServiceManager serviceManager , final Configuration configuration , final boolean initializeAndStar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